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701in" fo:break-before="auto" fo:break-after="auto" table:align="margins" fo:background-color="transparent">
        <style:background-image/>
      </style:table-properties>
    </style:style>
    <style:style style:name="Table1.A" style:family="table-column">
      <style:table-column-properties style:column-width="7.570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0.05pt solid #c72e72">
        <style:background-image/>
      </style:table-cell-properties>
    </style:style>
    <style:style style:name="Table2" style:family="table">
      <style:table-properties style:width="7.5701in" fo:break-before="auto" fo:break-after="auto" table:align="margins"/>
    </style:style>
    <style:style style:name="Table2.A" style:family="table-column">
      <style:table-column-properties style:column-width="7.5701in" style:rel-column-width="65535*"/>
    </style:style>
    <style:style style:name="Table2.1" style:family="table-row">
      <style:table-row-properties style:min-row-height="0.9792in"/>
    </style:style>
    <style:style style:name="Table2.A1" style:family="table-cell">
      <style:table-cell-properties fo:padding="0.0382in" fo:border="0.05pt solid #c72e72"/>
    </style:style>
    <style:style style:name="Table3" style:family="table">
      <style:table-properties style:width="7.5701in" table:align="margins"/>
    </style:style>
    <style:style style:name="Table3.A" style:family="table-column">
      <style:table-column-properties style:column-width="7.5701in" style:rel-column-width="65535*"/>
    </style:style>
    <style:style style:name="Table3.A1" style:family="table-cell">
      <style:table-cell-properties fo:padding="0.0382in" fo:border="0.05pt solid #c72e72"/>
    </style:style>
    <style:style style:name="Table5" style:family="table">
      <style:table-properties style:width="7.5701in" table:align="margins"/>
    </style:style>
    <style:style style:name="Table5.A" style:family="table-column">
      <style:table-column-properties style:column-width="7.5701in" style:rel-column-width="65535*"/>
    </style:style>
    <style:style style:name="Table5.A1" style:family="table-cell">
      <style:table-cell-properties fo:padding="0.0382in" fo:border="0.05pt solid #c72e72"/>
    </style:style>
    <style:style style:name="Table6" style:family="table">
      <style:table-properties style:width="7.5701in" table:align="margins"/>
    </style:style>
    <style:style style:name="Table6.A" style:family="table-column">
      <style:table-column-properties style:column-width="2.5229in" style:rel-column-width="21840*"/>
    </style:style>
    <style:style style:name="Table6.B" style:family="table-column">
      <style:table-column-properties style:column-width="2.5236in" style:rel-column-width="21847*"/>
    </style:style>
    <style:style style:name="Table6.C" style:family="table-column">
      <style:table-column-properties style:column-width="2.5236in" style:rel-column-width="21848*"/>
    </style:style>
    <style:style style:name="Table6.A1" style:family="table-cell">
      <style:table-cell-properties fo:padding="0.0201in" fo:border-left="0.05pt solid #c72e72" fo:border-right="none" fo:border-top="0.05pt solid #c72e72" fo:border-bottom="0.05pt solid #c72e72" style:writing-mode="lr-tb"/>
    </style:style>
    <style:style style:name="Table6.C1" style:family="table-cell">
      <style:table-cell-properties fo:padding="0.0201in" fo:border="0.05pt solid #c72e72" style:writing-mode="lr-tb"/>
    </style:style>
    <style:style style:name="Table6.A2" style:family="table-cell">
      <style:table-cell-properties fo:padding="0.0201in" fo:border-left="0.05pt solid #c72e72" fo:border-right="none" fo:border-top="none" fo:border-bottom="0.05pt solid #c72e72" style:writing-mode="lr-tb"/>
    </style:style>
    <style:style style:name="Table6.C2" style:family="table-cell">
      <style:table-cell-properties fo:padding="0.0201in" fo:border-left="0.05pt solid #c72e72" fo:border-right="0.05pt solid #c72e72" fo:border-top="none" fo:border-bottom="0.05pt solid #c72e72" style:writing-mode="lr-tb"/>
    </style:style>
    <style:style style:name="P1" style:family="paragraph" style:parent-style-name="Standard">
      <style:paragraph-properties fo:margin-left="0in" fo:margin-right="-0.0028in" fo:line-height="100%" fo:text-indent="0in" style:auto-text-indent="false" fo:break-before="auto" fo:break-after="auto"/>
      <style:text-properties fo:color="#232b2b" loext:opacity="100%" style:font-name="Lato" fo:font-size="8pt" style:font-name-asian="Lato1" style:font-size-asian="8pt" style:font-name-complex="Lato1" style:font-size-complex="8pt"/>
    </style:style>
    <style:style style:name="P2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.5pt" officeooo:paragraph-rsid="00502a35" style:font-name-asian="Lato1" style:font-size-asian="10.5pt" style:font-name-complex="Lato1" style:font-size-complex="10.5pt"/>
    </style:style>
    <style:style style:name="P3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.5pt" officeooo:paragraph-rsid="0071ab4c" style:font-name-asian="Lato1" style:font-size-asian="10.5pt" style:font-name-complex="Lato1" style:font-size-complex="10.5pt"/>
    </style:style>
    <style:style style:name="P4" style:family="paragraph" style:parent-style-name="Standard">
      <style:paragraph-properties fo:margin-left="0in" fo:margin-right="-0.0008in" fo:line-height="100%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.5pt" officeooo:paragraph-rsid="004bc456" style:font-name-asian="Lato1" style:font-size-asian="10.5pt" style:font-name-complex="Lato1" style:font-size-complex="10.5pt"/>
    </style:style>
    <style:style style:name="P5" style:family="paragraph" style:parent-style-name="Standard">
      <style:paragraph-properties fo:line-height="100%" fo:orphans="0" fo:widows="0"/>
      <style:text-properties fo:color="#232b2b" loext:opacity="100%" style:font-name="Lato" fo:font-size="10.5pt" officeooo:paragraph-rsid="005146fd" style:font-name-asian="Lato1" style:font-size-asian="10.5pt" style:font-name-complex="Lato1" style:font-size-complex="10.5pt"/>
    </style:style>
    <style:style style:name="P6" style:family="paragraph" style:parent-style-name="Standard">
      <style:text-properties fo:color="#232b2b" loext:opacity="100%" style:font-name="Lato" fo:font-size="10.5pt" officeooo:paragraph-rsid="0071ab4c" style:font-name-asian="Lato1" style:font-size-asian="10.5pt" style:font-name-complex="Lato1" style:font-size-complex="10.5pt"/>
    </style:style>
    <style:style style:name="P7" style:family="paragraph" style:parent-style-name="Standard">
      <style:paragraph-properties fo:margin-left="0in" fo:margin-right="-0.0028in" fo:line-height="100%" fo:text-indent="0in" style:auto-text-indent="false" fo:break-before="auto" fo:break-after="auto"/>
      <style:text-properties fo:color="#232b2b" loext:opacity="100%" style:font-name="Lato" fo:font-size="10.5pt" fo:font-weight="bold" officeooo:paragraph-rsid="0056d8bc" style:font-name-asian="Lato1" style:font-size-asian="10.5pt" style:font-weight-asian="bold" style:font-name-complex="Lato1" style:font-size-complex="10.5pt"/>
    </style:style>
    <style:style style:name="P8" style:family="paragraph" style:parent-style-name="Standard">
      <style:paragraph-properties fo:margin-left="0in" fo:margin-right="-0.0028in" fo:line-height="100%" fo:text-indent="0in" style:auto-text-indent="false" fo:break-before="auto" fo:break-after="auto"/>
      <style:text-properties fo:color="#232b2b" loext:opacity="100%" style:font-name="Lato" fo:font-size="10pt" style:font-name-asian="Lato1" style:font-size-asian="10pt" style:font-name-complex="Lato1" style:font-size-complex="10pt"/>
    </style:style>
    <style:style style:name="P9" style:family="paragraph" style:parent-style-name="Standard">
      <style:paragraph-properties fo:margin-left="0in" fo:margin-right="-0.0028in" fo:line-height="100%" fo:text-align="center" style:justify-single-word="false" fo:text-indent="0in" style:auto-text-indent="false" fo:break-before="auto" fo:break-after="auto"/>
      <style:text-properties fo:color="#232b2b" loext:opacity="100%" style:font-name="Lato" fo:font-size="10pt" style:font-name-asian="Lato1" style:font-size-asian="10pt" style:font-name-complex="Lato1" style:font-size-complex="10pt"/>
    </style:style>
    <style:style style:name="P10" style:family="paragraph" style:parent-style-name="Standard">
      <style:paragraph-properties fo:margin-left="0in" fo:margin-right="-0.0028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 fo:keep-with-next="auto"/>
      <style:text-properties fo:color="#232b2b" loext:opacity="100%" style:font-name="Lato" fo:font-size="11.5pt" fo:font-weight="bold" style:font-name-asian="Lato1" style:font-size-asian="11.5pt" style:font-weight-asian="bold" style:font-name-complex="Lato1" style:font-size-complex="11.5pt"/>
    </style:style>
    <style:style style:name="P11" style:family="paragraph" style:parent-style-name="Standard">
      <style:paragraph-properties fo:margin-left="0in" fo:margin-right="-0.0028in" fo:line-height="100%" fo:text-align="center" style:justify-single-word="false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/>
      <style:text-properties fo:color="#232b2b" loext:opacity="100%" style:font-name="Lato" fo:font-size="11.5pt" fo:font-weight="bold" style:font-name-asian="Lato1" style:font-size-asian="11.5pt" style:font-weight-asian="bold" style:font-name-complex="Lato1" style:font-size-complex="11.5pt"/>
    </style:style>
    <style:style style:name="P12" style:family="paragraph" style:parent-style-name="Standard">
      <style:paragraph-properties fo:margin-left="0in" fo:margin-right="-0.0028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 fo:keep-with-next="auto"/>
      <style:text-properties fo:color="#232b2b" loext:opacity="100%" style:font-name="Lato" fo:font-size="11.5pt" fo:font-weight="bold" officeooo:rsid="00892515" officeooo:paragraph-rsid="00892515" style:font-name-asian="Lato1" style:font-size-asian="11.5pt" style:font-weight-asian="bold" style:font-name-complex="Lato1" style:font-size-complex="11.5pt"/>
    </style:style>
    <style:style style:name="P13" style:family="paragraph" style:parent-style-name="Standard">
      <style:paragraph-properties fo:margin-left="0in" fo:margin-right="-0.0028in" fo:line-height="100%" fo:text-align="center" style:justify-single-word="false" fo:text-indent="0in" style:auto-text-indent="false" fo:break-before="auto" fo:break-after="auto"/>
    </style:style>
    <style:style style:name="P14" style:family="paragraph" style:parent-style-name="Standard">
      <style:paragraph-properties fo:margin-left="0in" fo:margin-right="-0.0028in" fo:line-height="100%" fo:text-indent="0in" style:auto-text-indent="false" fo:break-before="auto" fo:break-after="auto"/>
    </style:style>
    <style:style style:name="P15" style:family="paragraph" style:parent-style-name="Standard">
      <style:paragraph-properties fo:margin-left="0in" fo:margin-right="-0.0028in" fo:line-height="100%" fo:text-indent="0in" style:auto-text-indent="false"/>
    </style:style>
    <style:style style:name="P16" style:family="paragraph" style:parent-style-name="Standard">
      <style:paragraph-properties fo:margin-left="0in" fo:margin-right="-0.002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officeooo:paragraph-rsid="0056d8bc"/>
    </style:style>
    <style:style style:name="P17" style:family="paragraph" style:parent-style-name="Standard">
      <style:paragraph-properties fo:margin-left="0in" fo:margin-right="-0.0028in" fo:line-height="100%" fo:text-indent="0in" style:auto-text-indent="false">
        <style:tab-stops>
          <style:tab-stop style:position="7.4811in" style:type="right"/>
        </style:tab-stops>
      </style:paragraph-properties>
      <style:text-properties officeooo:paragraph-rsid="004bc456"/>
    </style:style>
    <style:style style:name="P18" style:family="paragraph" style:parent-style-name="Standard">
      <style:paragraph-properties fo:margin-left="0in" fo:margin-right="-0.0028in" fo:line-height="100%" fo:text-indent="0in" style:auto-text-indent="false">
        <style:tab-stops>
          <style:tab-stop style:position="7.4811in" style:type="right"/>
        </style:tab-stops>
      </style:paragraph-properties>
      <style:text-properties officeooo:paragraph-rsid="00773c3a"/>
    </style:style>
    <style:style style:name="P19" style:family="paragraph" style:parent-style-name="Standard">
      <style:paragraph-properties fo:margin-left="0in" fo:margin-right="-0.002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officeooo:paragraph-rsid="00502a35"/>
    </style:style>
    <style:style style:name="P20" style:family="paragraph" style:parent-style-name="Standard">
      <style:paragraph-properties fo:margin-left="0in" fo:margin-right="-0.0028in" fo:margin-top="0in" fo:margin-bottom="0.028in" style:contextual-spacing="false" fo:line-height="100%" fo:text-align="center" style:justify-single-word="false" fo:text-indent="0in" style:auto-text-indent="false" fo:break-before="auto" fo:break-after="auto"/>
      <style:text-properties fo:color="#c72e72" loext:opacity="100%" style:font-name="Lato" fo:font-size="14pt" style:font-name-asian="Lato1" style:font-size-asian="14pt" style:font-name-complex="Lato1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Lato" fo:font-size="10pt" officeooo:rsid="007df615" officeooo:paragraph-rsid="0080d2fa" style:font-name-asian="Lato1" style:font-size-asian="10pt" style:font-name-complex="Lato1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ato" fo:font-size="10pt" fo:font-weight="bold" officeooo:rsid="007df615" officeooo:paragraph-rsid="0080d2fa" style:font-name-asian="Lato1" style:font-size-asian="10pt" style:font-weight-asian="bold" style:font-name-complex="Lato1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ato" fo:font-size="10pt" fo:font-style="italic" fo:font-weight="normal" officeooo:rsid="007df615" officeooo:paragraph-rsid="0080d2fa" style:font-name-asian="Lato1" style:font-size-asian="10pt" style:font-style-asian="italic" style:font-weight-asian="normal" style:font-name-complex="Lato1" style:font-size-complex="10pt" style:font-style-complex="italic" style:font-weight-complex="normal"/>
    </style:style>
    <style:style style:name="P24" style:family="paragraph" style:parent-style-name="Standard" style:master-page-name="Standard">
      <style:paragraph-properties fo:margin-left="0in" fo:margin-right="0in" fo:line-height="100%" fo:text-align="center" style:justify-single-word="false" fo:text-indent="0in" style:auto-text-indent="false" style:page-number="1" fo:break-before="auto" fo:break-after="auto"/>
      <style:text-properties fo:color="#232b2b" loext:opacity="100%" style:font-name="Lato" fo:font-size="21pt" fo:font-weight="bold" style:font-name-asian="Lato1" style:font-size-asian="21pt" style:font-weight-asian="bold" style:font-name-complex="Lato1" style:font-size-complex="21pt"/>
    </style:style>
    <style:style style:name="P25" style:family="paragraph" style:parent-style-name="Standard" style:list-style-name="L1">
      <style:paragraph-properties fo:line-height="100%">
        <style:tab-stops>
          <style:tab-stop style:position="7.4811in" style:type="right"/>
        </style:tab-stops>
      </style:paragraph-properties>
      <style:text-properties fo:color="#232b2b" loext:opacity="100%" style:font-name="Lato" fo:font-size="10.5pt" fo:font-weight="normal" officeooo:rsid="007c7567" officeooo:paragraph-rsid="007c7567" style:font-name-asian="Lato1" style:font-size-asian="10.5pt" style:font-weight-asian="normal" style:font-name-complex="Lato1" style:font-size-complex="10.5pt" style:font-weight-complex="normal"/>
    </style:style>
    <style:style style:name="P26" style:family="paragraph" style:parent-style-name="Standard" style:list-style-name="L2">
      <style:paragraph-properties fo:line-height="100%" fo:orphans="0" fo:widows="0"/>
      <style:text-properties fo:color="#232b2b" loext:opacity="100%" style:font-name="Lato" fo:font-size="10.5pt" officeooo:paragraph-rsid="0076851f" style:font-name-asian="Lato1" style:font-size-asian="10.5pt" style:font-name-complex="Lato1" style:font-size-complex="10.5pt"/>
    </style:style>
    <style:style style:name="P27" style:family="paragraph" style:parent-style-name="Standard" style:list-style-name="L5">
      <style:paragraph-properties fo:margin-top="0in" fo:margin-bottom="0in" style:contextual-spacing="false" fo:line-height="100%" fo:text-align="start" style:justify-single-word="false" fo:keep-together="auto" fo:orphans="2" fo:widows="2" fo:padding="0in" fo:border="none" fo:keep-with-next="auto"/>
      <style:text-properties fo:color="#232b2b" loext:opacity="100%" style:font-name="Lato" fo:font-size="10.5pt" officeooo:paragraph-rsid="0056d8bc" style:font-name-asian="Lato1" style:font-size-asian="10.5pt" style:font-name-complex="Lato1" style:font-size-complex="10.5pt"/>
    </style:style>
    <style:style style:name="P28" style:family="paragraph" style:parent-style-name="Standard" style:list-style-name="L3">
      <style:paragraph-properties fo:line-height="100%" fo:orphans="0" fo:widows="0"/>
      <style:text-properties fo:color="#232b2b" loext:opacity="100%" style:font-name="Lato" fo:font-size="10.5pt" officeooo:rsid="0028388b" officeooo:paragraph-rsid="0076851f" style:font-name-asian="Lato1" style:font-size-asian="10.5pt" style:font-name-complex="Lato1" style:font-size-complex="10.5pt"/>
    </style:style>
    <style:style style:name="P29" style:family="paragraph" style:parent-style-name="Standard">
      <style:paragraph-properties fo:margin-left="0in" fo:margin-right="-0.0028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-left="0in" fo:padding-right="0in" fo:padding-top="0.0138in" fo:padding-bottom="0.0138in" fo:border-left="none" fo:border-right="none" fo:border-top="0.99pt solid #c72e72" fo:border-bottom="0.99pt solid #c72e72" fo:keep-with-next="auto"/>
      <style:text-properties fo:color="#232b2b" loext:opacity="100%" style:font-name="Lato" fo:font-size="11.5pt" officeooo:paragraph-rsid="00821e61" style:font-name-asian="Lato1" style:font-size-asian="11.5pt" style:font-name-complex="Lato1" style:font-size-complex="11.5pt"/>
    </style:style>
    <style:style style:name="P30" style:family="paragraph" style:parent-style-name="Standard">
      <style:text-properties fo:color="#232b2b" loext:opacity="100%" style:font-name="Lato" fo:font-size="10pt" officeooo:paragraph-rsid="0071ab4c" style:font-name-asian="Lato1" style:font-size-asian="8.75pt" style:font-name-complex="Lato1" style:font-size-complex="10pt"/>
    </style:style>
    <style:style style:name="P31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color="#232b2b" loext:opacity="100%" style:font-name="Lato" fo:font-size="10pt" style:font-name-asian="Lato1" style:font-size-asian="8.75pt" style:font-name-complex="Lato1" style:font-size-complex="10pt"/>
    </style:style>
    <style:style style:name="P32" style:family="paragraph" style:parent-style-name="Standard">
      <style:paragraph-properties fo:margin-left="0in" fo:margin-right="-0.0028in" fo:line-height="100%" fo:text-indent="0in" style:auto-text-indent="false"/>
      <style:text-properties fo:color="#232b2b" loext:opacity="100%" style:font-name="Lato" fo:font-size="10pt" style:font-name-asian="Lato1" style:font-size-asian="8.75pt" style:font-name-complex="Lato1" style:font-size-complex="10pt"/>
    </style:style>
    <style:style style:name="P33" style:family="paragraph" style:parent-style-name="Standard">
      <style:paragraph-properties fo:margin-left="0in" fo:margin-right="-0.0028in" fo:line-height="100%" fo:text-indent="0in" style:auto-text-indent="false"/>
      <style:text-properties fo:color="#232b2b" loext:opacity="100%" style:font-name="Lato" fo:font-size="10pt" officeooo:paragraph-rsid="00892515" style:font-name-asian="Lato1" style:font-size-asian="8.75pt" style:font-name-complex="Lato1" style:font-size-complex="10pt"/>
    </style:style>
    <style:style style:name="P34" style:family="paragraph" style:parent-style-name="Standard">
      <style:paragraph-properties fo:margin-left="0in" fo:margin-right="-0.0028in" fo:line-height="100%" fo:text-indent="0in" style:auto-text-indent="false"/>
      <style:text-properties fo:color="#232b2b" loext:opacity="100%" style:font-name="Lato" fo:font-size="10pt" officeooo:paragraph-rsid="0080d2fa" style:font-name-asian="Lato1" style:font-size-asian="8.75pt" style:font-name-complex="Lato1" style:font-size-complex="10pt"/>
    </style:style>
    <style:style style:name="P35" style:family="paragraph" style:parent-style-name="Standard" style:list-style-name="L5">
      <style:paragraph-properties fo:margin-top="0in" fo:margin-bottom="0in" style:contextual-spacing="false" fo:line-height="100%" fo:text-align="start" style:justify-single-word="false" fo:keep-together="auto" fo:orphans="2" fo:widows="2" fo:padding="0in" fo:border="none" fo:keep-with-next="auto"/>
      <style:text-properties fo:color="#232b2b" loext:opacity="100%" fo:font-size="10.5pt" officeooo:paragraph-rsid="0056d8bc" style:font-size-asian="10.5pt" style:font-size-complex="10.5pt"/>
    </style:style>
    <style:style style:name="P36" style:family="paragraph" style:parent-style-name="Standard" style:list-style-name="L1">
      <style:paragraph-properties fo:line-height="100%">
        <style:tab-stops>
          <style:tab-stop style:position="7.4811in" style:type="right"/>
        </style:tab-stops>
      </style:paragraph-properties>
      <style:text-properties officeooo:rsid="007c7567" officeooo:paragraph-rsid="007c7567"/>
    </style:style>
    <style:style style:name="P37" style:family="paragraph" style:parent-style-name="Standard" style:list-style-name="L2">
      <style:paragraph-properties fo:line-height="100%" fo:orphans="0" fo:widows="0"/>
      <style:text-properties officeooo:paragraph-rsid="0076851f"/>
    </style:style>
    <style:style style:name="P38" style:family="paragraph" style:parent-style-name="Standard" style:list-style-name="L4">
      <style:paragraph-properties fo:line-height="100%" fo:orphans="0" fo:widows="0"/>
      <style:text-properties officeooo:paragraph-rsid="0071ab4c"/>
    </style:style>
    <style:style style:name="P39" style:family="paragraph" style:parent-style-name="Standard" style:list-style-name="L4">
      <style:paragraph-properties fo:line-height="100%" fo:orphans="0" fo:widows="0"/>
      <style:text-properties officeooo:paragraph-rsid="007b1c92"/>
    </style:style>
    <style:style style:name="P40" style:family="paragraph" style:parent-style-name="Standard">
      <style:paragraph-properties fo:margin-left="0in" fo:margin-right="-0.000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fo:font-size="10pt" officeooo:paragraph-rsid="007aa8e8" style:font-size-asian="8.75pt" style:font-size-complex="10pt"/>
    </style:style>
    <style:style style:name="P41" style:family="paragraph" style:parent-style-name="Standard">
      <style:paragraph-properties fo:margin-left="0in" fo:margin-right="-0.0008in" fo:line-height="100%" fo:text-indent="0in" style:auto-text-indent="false">
        <style:tab-stops>
          <style:tab-stop style:position="7.4811in" style:type="right"/>
        </style:tab-stops>
      </style:paragraph-properties>
      <style:text-properties fo:font-size="10pt" officeooo:paragraph-rsid="00821e61" style:font-size-asian="8.75pt" style:font-size-complex="10pt"/>
    </style:style>
    <style:style style:name="P42" style:family="paragraph" style:parent-style-name="Standard">
      <style:paragraph-properties fo:margin-left="0in" fo:margin-right="-0.0008in" fo:line-height="100%" fo:text-align="start" style:justify-single-word="false" fo:text-indent="0in" style:auto-text-indent="false">
        <style:tab-stops>
          <style:tab-stop style:position="7.4811in" style:type="right"/>
        </style:tab-stops>
      </style:paragraph-properties>
      <style:text-properties fo:font-size="10pt" officeooo:paragraph-rsid="0044ff07" style:font-size-asian="8.75pt" style:font-size-complex="10pt"/>
    </style:style>
    <style:style style:name="P43" style:family="paragraph" style:parent-style-name="Standard">
      <style:paragraph-properties fo:margin-left="0in" fo:margin-right="-0.0028in" fo:line-height="100%" fo:text-indent="0in" style:auto-text-indent="false" fo:break-before="auto" fo:break-after="auto">
        <style:tab-stops>
          <style:tab-stop style:position="7.4811in" style:type="right"/>
        </style:tab-stops>
      </style:paragraph-properties>
      <style:text-properties fo:font-size="10.5pt" officeooo:paragraph-rsid="0071ab4c" style:font-size-asian="10.5pt" style:font-size-complex="10.5pt"/>
    </style:style>
    <style:style style:name="T1" style:family="text">
      <style:text-properties fo:color="#232b2b" loext:opacity="100%" style:font-name="Lato" fo:font-size="10.5pt" style:font-name-asian="Lato1" style:font-size-asian="10.5pt" style:font-name-complex="Lato1" style:font-size-complex="10.5pt"/>
    </style:style>
    <style:style style:name="T2" style:family="text">
      <style:text-properties fo:color="#232b2b" loext:opacity="100%" style:font-name="Lato" fo:font-size="10.5pt" officeooo:rsid="00130586" style:font-name-asian="Lato1" style:font-size-asian="10.5pt" style:font-name-complex="Lato1" style:font-size-complex="10.5pt"/>
    </style:style>
    <style:style style:name="T3" style:family="text">
      <style:text-properties fo:color="#232b2b" loext:opacity="100%" style:font-name="Lato" fo:font-size="10.5pt" officeooo:rsid="0022665b" style:font-name-asian="Lato1" style:font-size-asian="10.5pt" style:font-name-complex="Lato1" style:font-size-complex="10.5pt"/>
    </style:style>
    <style:style style:name="T4" style:family="text">
      <style:text-properties fo:color="#232b2b" loext:opacity="100%" style:font-name="Lato" fo:font-size="10.5pt" officeooo:rsid="003eb436" style:font-name-asian="Lato1" style:font-size-asian="10.5pt" style:font-name-complex="Lato1" style:font-size-complex="10.5pt"/>
    </style:style>
    <style:style style:name="T5" style:family="text">
      <style:text-properties fo:color="#232b2b" loext:opacity="100%" style:font-name="Lato" fo:font-size="10.5pt" officeooo:rsid="004297f1" style:font-name-asian="Lato1" style:font-size-asian="10.5pt" style:font-name-complex="Lato1" style:font-size-complex="10.5pt"/>
    </style:style>
    <style:style style:name="T6" style:family="text">
      <style:text-properties fo:color="#232b2b" loext:opacity="100%" style:font-name="Lato" fo:font-size="10.5pt" officeooo:rsid="00375ddc" style:font-name-asian="Lato1" style:font-size-asian="10.5pt" style:font-name-complex="Lato1" style:font-size-complex="10.5pt"/>
    </style:style>
    <style:style style:name="T7" style:family="text">
      <style:text-properties fo:color="#232b2b" loext:opacity="100%" style:font-name="Lato" fo:font-size="10.5pt" officeooo:rsid="0044c332" style:font-name-asian="Lato1" style:font-size-asian="10.5pt" style:font-name-complex="Lato1" style:font-size-complex="10.5pt"/>
    </style:style>
    <style:style style:name="T8" style:family="text">
      <style:text-properties fo:color="#232b2b" loext:opacity="100%" style:font-name="Lato" fo:font-size="10.5pt" officeooo:rsid="0076851f" style:font-name-asian="Lato1" style:font-size-asian="10.5pt" style:font-name-complex="Lato1" style:font-size-complex="10.5pt"/>
    </style:style>
    <style:style style:name="T9" style:family="text">
      <style:text-properties fo:color="#232b2b" loext:opacity="100%" style:font-name="Lato" fo:font-size="10.5pt" officeooo:rsid="007aa8e8" style:font-name-asian="Lato1" style:font-size-asian="10.5pt" style:font-name-complex="Lato1" style:font-size-complex="10.5pt"/>
    </style:style>
    <style:style style:name="T10" style:family="text">
      <style:text-properties fo:color="#232b2b" loext:opacity="100%" style:font-name="Lato" fo:font-size="10.5pt" fo:font-weight="bold" style:font-name-asian="Lato1" style:font-size-asian="10.5pt" style:font-weight-asian="bold" style:font-name-complex="Lato1" style:font-size-complex="10.5pt"/>
    </style:style>
    <style:style style:name="T11" style:family="text">
      <style:text-properties fo:color="#232b2b" loext:opacity="100%" style:font-name="Lato" fo:font-size="10.5pt" fo:font-weight="bold" officeooo:rsid="00130586" style:font-name-asian="Lato1" style:font-size-asian="10.5pt" style:font-weight-asian="bold" style:font-name-complex="Lato1" style:font-size-complex="10.5pt"/>
    </style:style>
    <style:style style:name="T12" style:family="text">
      <style:text-properties fo:color="#232b2b" loext:opacity="100%" style:font-name="Lato" fo:font-size="10.5pt" fo:font-weight="bold" officeooo:rsid="0044ff07" style:font-name-asian="Lato1" style:font-size-asian="10.5pt" style:font-weight-asian="bold" style:font-name-complex="Lato1" style:font-size-complex="10.5pt"/>
    </style:style>
    <style:style style:name="T13" style:family="text">
      <style:text-properties fo:color="#232b2b" loext:opacity="100%" style:font-name="Lato" fo:font-size="10.5pt" fo:font-weight="bold" officeooo:rsid="004960e0" style:font-name-asian="Lato1" style:font-size-asian="10.5pt" style:font-weight-asian="bold" style:font-name-complex="Lato1" style:font-size-complex="10.5pt"/>
    </style:style>
    <style:style style:name="T14" style:family="text">
      <style:text-properties fo:color="#232b2b" loext:opacity="100%" style:font-name="Lato" fo:font-size="10.5pt" fo:font-weight="bold" officeooo:rsid="007aa8e8" style:font-name-asian="Lato1" style:font-size-asian="10.5pt" style:font-weight-asian="bold" style:font-name-complex="Lato1" style:font-size-complex="10.5pt"/>
    </style:style>
    <style:style style:name="T15" style:family="text">
      <style:text-properties fo:color="#232b2b" loext:opacity="100%" style:font-name="Lato" fo:font-size="10.5pt" fo:font-weight="normal" style:font-name-asian="Lato1" style:font-size-asian="10.5pt" style:font-weight-asian="normal" style:font-name-complex="Lato1" style:font-size-complex="10.5pt" style:font-weight-complex="normal"/>
    </style:style>
    <style:style style:name="T16" style:family="text">
      <style:text-properties fo:color="#232b2b" loext:opacity="100%" style:font-name="Lato" fo:font-size="10.5pt" fo:font-weight="normal" officeooo:rsid="0044ff07" style:font-name-asian="Lato1" style:font-size-asian="10.5pt" style:font-weight-asian="normal" style:font-name-complex="Lato1" style:font-size-complex="10.5pt" style:font-weight-complex="normal"/>
    </style:style>
    <style:style style:name="T17" style:family="text">
      <style:text-properties fo:color="#232b2b" loext:opacity="100%" style:font-name="Lato" fo:font-size="10.5pt" fo:font-weight="normal" officeooo:rsid="00600e89" style:font-name-asian="Lato1" style:font-size-asian="10.5pt" style:font-weight-asian="normal" style:font-name-complex="Lato1" style:font-size-complex="10.5pt" style:font-weight-complex="normal"/>
    </style:style>
    <style:style style:name="T18" style:family="text">
      <style:text-properties fo:color="#232b2b" loext:opacity="100%" style:font-name="Lato" fo:font-size="10.5pt" fo:font-weight="normal" officeooo:rsid="007aa8e8" style:font-name-asian="Lato1" style:font-size-asian="10.5pt" style:font-weight-asian="normal" style:font-name-complex="Lato1" style:font-size-complex="10.5pt" style:font-weight-complex="normal"/>
    </style:style>
    <style:style style:name="T19" style:family="text">
      <style:text-properties fo:color="#1155cc" loext:opacity="100%" style:font-name="Lato" fo:font-size="10.5pt" style:font-name-asian="Lato1" style:font-size-asian="10.5pt" style:font-name-complex="Lato1" style:font-size-complex="10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28388b" style:font-weight-asian="bold"/>
    </style:style>
    <style:style style:name="T22" style:family="text">
      <style:text-properties fo:font-weight="bold" officeooo:rsid="00534455" style:font-weight-asian="bold"/>
    </style:style>
    <style:style style:name="T23" style:family="text">
      <style:text-properties fo:font-weight="bold" officeooo:rsid="005e0564" style:font-weight-asian="bold"/>
    </style:style>
    <style:style style:name="T24" style:family="text">
      <style:text-properties fo:font-weight="bold" officeooo:rsid="0071ab4c" style:font-weight-asian="bold"/>
    </style:style>
    <style:style style:name="T25" style:family="text">
      <style:text-properties fo:font-weight="bold" officeooo:rsid="00821e61" style:font-weight-asian="bold"/>
    </style:style>
    <style:style style:name="T26" style:family="text">
      <style:text-properties officeooo:rsid="0028388b"/>
    </style:style>
    <style:style style:name="T27" style:family="text">
      <style:text-properties officeooo:rsid="003eb436"/>
    </style:style>
    <style:style style:name="T28" style:family="text">
      <style:text-properties officeooo:rsid="0040ba47"/>
    </style:style>
    <style:style style:name="T29" style:family="text">
      <style:text-properties officeooo:rsid="0043d8b3"/>
    </style:style>
    <style:style style:name="T30" style:family="text">
      <style:text-properties officeooo:rsid="00440368"/>
    </style:style>
    <style:style style:name="T31" style:family="text">
      <style:text-properties officeooo:rsid="0044ff07"/>
    </style:style>
    <style:style style:name="T32" style:family="text">
      <style:text-properties officeooo:rsid="00534455"/>
    </style:style>
    <style:style style:name="T33" style:family="text">
      <style:text-properties officeooo:rsid="00700b2a"/>
    </style:style>
    <style:style style:name="T34" style:family="text">
      <style:text-properties officeooo:rsid="00130586"/>
    </style:style>
    <style:style style:name="T35" style:family="text">
      <style:text-properties officeooo:rsid="0071ab4c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text-underline-style="none" fo:font-weight="normal" officeooo:rsid="00547419" style:font-weight-asian="normal" style:font-weight-complex="normal"/>
    </style:style>
    <style:style style:name="T38" style:family="text">
      <style:text-properties style:text-underline-style="none" fo:font-weight="normal" officeooo:rsid="007b1c92" style:font-weight-asian="normal" style:font-weight-complex="normal"/>
    </style:style>
    <style:style style:name="T39" style:family="text">
      <style:text-properties officeooo:rsid="0076851f"/>
    </style:style>
    <style:style style:name="T40" style:family="text">
      <style:text-properties officeooo:rsid="00773c3a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600e89" style:font-weight-asian="normal" style:font-weight-complex="normal"/>
    </style:style>
    <style:style style:name="T43" style:family="text">
      <style:text-properties officeooo:rsid="007aa8e8"/>
    </style:style>
    <style:style style:name="T44" style:family="text">
      <style:text-properties officeooo:rsid="007ae967"/>
    </style:style>
    <style:style style:name="T45" style:family="text">
      <style:text-properties officeooo:rsid="008592e5"/>
    </style:style>
    <style:style style:name="T46" style:family="text">
      <style:text-properties officeooo:rsid="0086fc34"/>
    </style:style>
    <style:style style:name="T47" style:family="text">
      <style:text-properties officeooo:rsid="008b7da1"/>
    </style:style>
    <style:style style:name="T48" style:family="text">
      <style:text-properties fo:font-size="10.5pt" fo:font-weight="bold" officeooo:rsid="0071ab4c" style:font-size-asian="10.5pt" style:font-weight-asian="bold" style:font-size-complex="10.5pt"/>
    </style:style>
    <style:style style:name="T49" style:family="text">
      <style:text-properties fo:font-size="10.5pt" fo:font-weight="bold" officeooo:rsid="0028388b" style:font-size-asian="10.5pt" style:font-weight-asian="bold" style:font-size-complex="10.5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626in" fo:text-indent="-0.25in" fo:margin-left="0.562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126in" fo:text-indent="-0.25in" fo:margin-left="0.812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626in" fo:text-indent="-0.25in" fo:margin-left="1.062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126in" fo:text-indent="-0.25in" fo:margin-left="1.312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626in" fo:text-indent="-0.25in" fo:margin-left="1.562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126in" fo:text-indent="-0.25in" fo:margin-left="1.812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626in" fo:text-indent="-0.25in" fo:margin-left="2.062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126in" fo:text-indent="-0.25in" fo:margin-left="2.312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626in" fo:text-indent="-0.25in" fo:margin-left="2.562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126in" fo:text-indent="-0.25in" fo:margin-left="2.812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PRATAP KUMAR PANABAKA </text:p>
      <text:p text:style-name="P20">FULL-STACK WEB DEVELOPER</text:p>
      <text:p text:style-name="P13"><text:a xlink:type="simple" xlink:href="https://www.pratap.live/" text:style-name="ListLabel_20_19" text:visited-style-name="ListLabel_20_19"><text:span text:style-name="T19">Portfolio</text:span></text:a><text:span text:style-name="T1"> |</text:span><text:a xlink:type="simple" xlink:href="https://github.com/PRATAP-KUMAR" text:style-name="ListLabel_20_19" text:visited-style-name="ListLabel_20_19"><text:span text:style-name="T19"> GitHub</text:span></text:a><text:span text:style-name="T1"> | </text:span><text:a xlink:type="simple" xlink:href="https://linkedin.com/in/pratap-kumar-panabaka" text:style-name="ListLabel_20_19" text:visited-style-name="ListLabel_20_19"><text:span text:style-name="T19">LinkedIn</text:span></text:a><text:span text:style-name="T1"> | </text:span><text:a xlink:type="simple" xlink:href="mailto:pratap@fastmail.com" text:style-name="ListLabel_20_19" text:visited-style-name="ListLabel_20_19"><text:span text:style-name="T19">pratap@fastmail.com</text:span></text:a><text:span text:style-name="T1"> |</text:span><text:span text:style-name="T19"> <text:s/>+91-9885501919</text:span></text:p>
      <text:p text:style-name="P9"/>
      <text:p text:style-name="P11">SUMMARY</text:p>
      <text:p text:style-name="P30"/>
      <text:p text:style-name="P6"><text:span text:style-name="T35">Entry level F</text:span><text:span text:style-name="T40">ull-stack </text:span><text:span text:style-name="T35">web developer. Open-source software developer. Linux enthusiast. Good at problem solving, collaboration, communication, pair progromming and remote work.</text:span></text:p>
      <text:p text:style-name="P30"/>
      <text:p text:style-name="P10">SKILLS</text:p>
      <text:p text:style-name="P1"/>
      <text:p text:style-name="P14"><text:span text:style-name="T11">Tech Stack: </text:span><text:span text:style-name="T1">JavaScript, React </text:span><text:span text:style-name="T4">&amp; </text:span><text:span text:style-name="T1">Redux, </text:span><text:span text:style-name="T9">MERN</text:span><text:span text:style-name="T1">, </text:span><text:span text:style-name="T2">PostgreSQL, </text:span><text:span text:style-name="T4">MySQL</text:span><text:span text:style-name="T2">.</text:span></text:p>
      <text:p text:style-name="P15"><text:span text:style-name="T10">Tools &amp; Methods</text:span><text:span text:style-name="T1">: Linux, Bash, Git, GitHub, Gitflow, Render, Netlify, </text:span><text:span text:style-name="T3">Hostinger.</text:span></text:p>
      <text:p text:style-name="P15"><text:span text:style-name="T10">Professional: </text:span><text:span text:style-name="T1">Remote Pair-Programming, Teamwork, Collaboration, Mentoring, Problem-solving.</text:span></text:p>
      <text:p text:style-name="P8"/>
      <text:p text:style-name="P10">EXPERIENCE</text:p>
      <text:p text:style-name="P40"><text:span text:style-name="T42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43">Person</text:span><text:span text:style-name="T44">a</text:span><text:span text:style-name="T43">l Projects</text:span><text:span text:style-name="T31"><text:tab/></text:span> <text:s text:c="2"/>Remote</text:p>
            <text:p text:style-name="P17"><text:span text:style-name="T14">Full Stack Web Developer</text:span><text:span text:style-name="T10"><text:tab/></text:span><text:span text:style-name="T18">Feb</text:span><text:span text:style-name="T16"> 2023</text:span><text:span text:style-name="T15"> – </text:span><text:span text:style-name="T16">Present</text:span></text:p>
            <text:list text:style-name="L1">
              <text:list-item>
                <text:p text:style-name="P36"><text:span text:style-name="T17">B</text:span><text:span text:style-name="T15">uilt front-end projects with ReactJS and free APIs.</text:span></text:p>
              </text:list-item>
              <text:list-item>
                <text:p text:style-name="P25">Building <text:span text:style-name="T47">full-stack </text:span>projects with MERN stack.</text:p>
              </text:list-item>
            </text:list>
          </table:table-cell>
        </table:table-row>
      </table:table>
      <text:p text:style-name="P42"><text:span text:style-name="T42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29">Bootcamp </text:span><text:span text:style-name="T30">Projects</text:span><text:tab/> <text:s text:c="2"/>Remote</text:p>
            <text:p text:style-name="P19"><text:span text:style-name="T12">Full </text:span><text:span text:style-name="T13">S</text:span><text:span text:style-name="T12">tack </text:span><text:span text:style-name="T10">Web Developer<text:tab/></text:span><text:span text:style-name="T1">June 2022 – </text:span><text:span text:style-name="T5">Feb 2023</text:span></text:p>
            <text:list text:style-name="L2">
              <text:list-item>
                <text:p text:style-name="P37"><text:span text:style-name="T1">Acquired knowledge in intermediate and advanced topics in full-stack </text:span><text:span text:style-name="T7">web </text:span><text:span text:style-name="T1">development (including Git, Git Flow and DS</text:span><text:span text:style-name="T8">A</text:span><text:span text:style-name="T1">) while building multiple full-stack and front-end projects independently and via pair programming.</text:span></text:p>
                <text:p text:style-name="P26"/>
                <text:p text:style-name="P26"><text:span text:style-name="T39">T</text:span><text:span text:style-name="T33">ech stack - JavaScript, React </text:span><text:span text:style-name="T27">&amp; </text:span><text:span text:style-name="T33">Redux, </text:span><text:span text:style-name="T34">Ruby, </text:span><text:span text:style-name="T33">Ruby on Rails, </text:span><text:span text:style-name="T34">PostgreSQL.</text:span></text:p>
              </text:list-item>
            </text:list>
          </table:table-cell>
        </table:table-row>
      </table:table>
      <text:p text:style-name="P42"/>
      <table:table table:name="Table3" table:style-name="Table3">
        <table:table-column table:style-name="Table3.A"/>
        <table:table-row>
          <table:table-cell table:style-name="Table3.A1" office:value-type="string">
            <text:p text:style-name="P3"><text:span text:style-name="T26">Open-</text:span><text:span text:style-name="T28">s</text:span><text:span text:style-name="T26">ource – GNOME Extensions, Linux, </text:span><text:span text:style-name="T32">Ubuntu</text:span><text:span text:style-name="T26">, </text:span><text:span text:style-name="T32">AskUbuntu Q&amp;A</text:span><text:tab/> <text:s text:c="2"/>Remote</text:p>
            <text:p text:style-name="P18"><text:span text:style-name="T48">Software </text:span><text:span text:style-name="T49">Developer</text:span><text:span text:style-name="T20"><text:tab/></text:span>June 2<text:span text:style-name="T26">018 </text:span>– Present</text:p>
            <text:list text:style-name="L3">
              <text:list-item>
                <text:p text:style-name="P28">Understood the core UI source code from GNOME desktop environment.</text:p>
              </text:list-item>
              <text:list-item>
                <text:p text:style-name="P28"><text:span text:style-name="T39">C</text:span>reated and maintaining the extensions <text:span text:style-name="T40">(on every cycle of gnome releases)</text:span> for tweaking the UI for best UX.</text:p>
              </text:list-item>
              <text:list-item>
                <text:p text:style-name="P28">Gained knowledge about Classes, prototypal inheritance and OOP concept.</text:p>
              </text:list-item>
            </text:list>
            <text:p text:style-name="P5"/>
            <text:p text:style-name="P43"><text:span text:style-name="T22">Trusted </text:span><text:span text:style-name="T23">User</text:span></text:p>
            <text:list text:style-name="L4">
              <text:list-item>
                <text:p text:style-name="P38"><text:span text:style-name="T36">A</text:span><text:span text:style-name="T37">ctively participated in AskUbuntu Q&amp;A forum. Answering questions about Ubuntu Operating System.</text:span></text:p>
              </text:list-item>
              <text:list-item>
                <text:p text:style-name="P39"><text:span text:style-name="T37">G</text:span><text:span text:style-name="T38">ain reputation of 22k+, which means a p</text:span><text:span text:style-name="T36">rivilege </text:span><text:span text:style-name="T38">of “Trusted User” on AskUbuntu Q&amp;A forum.</text:span></text:p>
              </text:list-item>
            </text:list>
          </table:table-cell>
        </table:table-row>
      </table:table>
      <text:p text:style-name="P31"/>
      <text:p text:style-name="P29"><text:span text:style-name="T20">E</text:span><text:span text:style-name="T25">DUCATION</text:span></text:p>
      <text:p text:style-name="P41"/>
      <table:table table:name="Table5" table:style-name="Table5">
        <table:table-column table:style-name="Table5.A"/>
        <table:table-row>
          <table:table-cell table:style-name="Table5.A1" office:value-type="string">
            <text:p text:style-name="P16"><text:span text:style-name="T6">Microverse Inc., San Francisco, Remote</text:span><text:span text:style-name="T1"><text:tab/>June 2022 – Feb <text:s/>2023</text:span></text:p>
            <text:p text:style-name="P7">Full Stack Web Development Program, Full Time - <text:span text:style-name="T46">Remote</text:span></text:p>
            <text:list text:style-name="L5">
              <text:list-item>
                <text:p text:style-name="P27">Spent 1500+ hours mastering algorithms, data structures, and full-stack <text:span text:style-name="T45">web </text:span>development while simultaneously developing projects with JavaScript, React, Redux, Ruby and Ruby on Rails.</text:p>
              </text:list-item>
              <text:list-item>
                <text:p text:style-name="P35">Developed skills in remote pair programming using GitHub, industry-standard git-flow, and daily standups to communicate and collaborate with international remote developers.</text:p>
              </text:list-item>
            </text:list>
          </table:table-cell>
        </table:table-row>
      </table:table>
      <text:p text:style-name="P32"/>
      <text:p text:style-name="P12">Hacker Rank Certifications</text:p>
      <text:p text:style-name="P33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>Name</text:p>
          </table:table-cell>
          <table:table-cell table:style-name="Table6.A1" office:value-type="string">
            <text:p text:style-name="P23">Category</text:p>
          </table:table-cell>
          <table:table-cell table:style-name="Table6.C1" office:value-type="string">
            <text:p text:style-name="P23">Date</text:p>
          </table:table-cell>
        </table:table-row>
        <table:table-row>
          <table:table-cell table:style-name="Table6.A2" office:value-type="string">
            <text:p text:style-name="P22">Python <text:span text:style-name="T41">(Basic)</text:span></text:p>
          </table:table-cell>
          <table:table-cell table:style-name="Table6.A2" office:value-type="string">
            <text:p text:style-name="P21">Skills</text:p>
          </table:table-cell>
          <table:table-cell table:style-name="Table6.C2" office:value-type="string">
            <text:p text:style-name="P21">May 2022</text:p>
          </table:table-cell>
        </table:table-row>
        <table:table-row>
          <table:table-cell table:style-name="Table6.A2" office:value-type="string">
            <text:p text:style-name="P22">CSS <text:span text:style-name="T41">(Basic)</text:span></text:p>
          </table:table-cell>
          <table:table-cell table:style-name="Table6.A2" office:value-type="string">
            <text:p text:style-name="P21">Skills</text:p>
          </table:table-cell>
          <table:table-cell table:style-name="Table6.C2" office:value-type="string">
            <text:p text:style-name="P21">June 2023</text:p>
          </table:table-cell>
        </table:table-row>
        <table:table-row>
          <table:table-cell table:style-name="Table6.A2" office:value-type="string">
            <text:p text:style-name="P22">SQL <text:span text:style-name="T41">(Basic)</text:span></text:p>
          </table:table-cell>
          <table:table-cell table:style-name="Table6.A2" office:value-type="string">
            <text:p text:style-name="P21">Skills</text:p>
          </table:table-cell>
          <table:table-cell table:style-name="Table6.C2" office:value-type="string">
            <text:p text:style-name="P21">August 2023</text:p>
          </table:table-cell>
        </table:table-row>
        <table:table-row>
          <table:table-cell table:style-name="Table6.A2" office:value-type="string">
            <text:p text:style-name="P22">JavaScript <text:span text:style-name="T41">(Basic)</text:span></text:p>
          </table:table-cell>
          <table:table-cell table:style-name="Table6.A2" office:value-type="string">
            <text:p text:style-name="P21">Skills</text:p>
          </table:table-cell>
          <table:table-cell table:style-name="Table6.C2" office:value-type="string">
            <text:p text:style-name="P21">September 2023</text:p>
          </table:table-cell>
        </table:table-row>
        <table:table-row>
          <table:table-cell table:style-name="Table6.A2" office:value-type="string">
            <text:p text:style-name="P22">Problem Solving <text:span text:style-name="T41">(Basic)</text:span></text:p>
          </table:table-cell>
          <table:table-cell table:style-name="Table6.A2" office:value-type="string">
            <text:p text:style-name="P21">Skills</text:p>
          </table:table-cell>
          <table:table-cell table:style-name="Table6.C2" office:value-type="string">
            <text:p text:style-name="P21">October 2023</text:p>
          </table:table-cell>
        </table:table-row>
        <table:table-row>
          <table:table-cell table:style-name="Table6.A2" office:value-type="string">
            <text:p text:style-name="P22">Software Engineer Intern</text:p>
          </table:table-cell>
          <table:table-cell table:style-name="Table6.A2" office:value-type="string">
            <text:p text:style-name="P21">Role</text:p>
          </table:table-cell>
          <table:table-cell table:style-name="Table6.C2" office:value-type="string">
            <text:p text:style-name="P21">February 2024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495057" loext:opacity="100%" style:font-name="Lato" fo:font-family="Lato" style:font-family-generic="roman" style:font-pitch="variable" fo:font-size="10.5pt" fo:font-style="italic" style:text-underline-style="none" style:font-name-asian="Montserrat" style:font-family-asian="Montserrat" style:font-family-generic-asian="system" style:font-pitch-asian="variable" style:font-size-asian="10.5pt" style:font-style-asian="italic" style:font-name-complex="Montserrat" style:font-family-complex="Montserrat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ato" fo:font-family="Lato" style:font-family-generic="roman" style:font-pitch="variable" fo:font-size="10.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loext:opacity="100%" style:font-name="Lato" fo:font-family="Lato" style:font-family-generic="roman" style:font-pitch="variable" fo:font-size="10.5pt" style:font-name-asian="Lato1" style:font-family-asian="Lato" style:font-family-generic-asian="system" style:font-pitch-asian="variable" style:font-size-asian="10.5pt" style:font-name-complex="Lato1" style:font-family-complex="Lato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loext:opacity="100%" style:font-name="Lato" fo:font-family="Lato" style:font-family-generic="roman" style:font-pitch="variable" fo:font-size="10.5pt" fo:font-weight="bold" style:font-name-asian="Lato1" style:font-family-asian="Lato" style:font-family-generic-asian="system" style:font-pitch-asian="variable" style:font-size-asian="10.5pt" style:font-weight-asian="bold" style:font-name-complex="Lato1" style:font-family-complex="Lato" style:font-family-generic-complex="system" style:font-pitch-complex="variable" style:font-size-complex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Montserrat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098in" fo:margin-bottom="0.3098in" fo:margin-left="0.35in" fo:margin-right="0.35in" fo:background-color="#ffffff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3-02T18:53:49.381268746</dc:date>
    <meta:editing-duration>PT6H7M36S</meta:editing-duration>
    <meta:editing-cycles>79</meta:editing-cycles>
    <meta:document-statistic meta:table-count="5" meta:image-count="0" meta:object-count="0" meta:page-count="1" meta:paragraph-count="54" meta:word-count="335" meta:character-count="2358" meta:non-whitespace-character-count="2071"/>
  </office:meta>
</office:document-meta>
</file>